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3.tar.gz</text:p>
            <text:p text:style-name="P24">zk-bin-std-3.0.3.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3.tar.gz</text:p>
            <text:p text:style-name="P24">zk-bin-prof-3.0.3.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3.tar.gz</text:p>
            <text:p text:style-name="P24">zk-bin-3.0.3.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3.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3.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3.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3.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3.zip</text:span> or <text:span text:style-name="T8">zk-bin-3.0.3.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3.zip</text:span> or <text:span text:style-name="T8">zk-bin-3.0.3.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3.zip</text:span> or <text:span text:style-name="T8">zk-bin-3.0.3.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3.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0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3.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3.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2</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25T11:28:02</dc:date>
    <dc:language>en-US</dc:language>
    <meta:editing-cycles>1079</meta:editing-cycles>
    <meta:editing-duration>P3DT23H11M17S</meta:editing-duration>
    <meta:user-defined meta:name="Info 1"/>
    <meta:user-defined meta:name="Info 2"/>
    <meta:user-defined meta:name="Info 3"/>
    <meta:user-defined meta:name="Info 4"/>
    <meta:document-statistic meta:table-count="5" meta:image-count="2" meta:object-count="0" meta:page-count="16" meta:paragraph-count="309" meta:word-count="2581" meta:character-count="16270"/>
  </office:meta>
</office:document-meta>
</file>